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Ordnereinteilung</text:p>
      <text:p text:style-name="Standard">
<text:a xmlns:text="text" xmlns:xlink="xlink" xlink:type="simple" xlink:href="../Meine%20Bibliothek%20Datenbank.mm">Meine%20Bibliothek%20Datenbank.mm</text:a>
</text:p>
      <text:h text:style-name="Heading_20_1" text:outline-level="1">Nähen</text:h>
      <text:h text:style-name="Heading_20_2" text:outline-level="2">Technik</text:h>
      <text:h text:style-name="Heading_20_2" text:outline-level="2">Patchwork</text:h>
      <text:h text:style-name="Heading_20_3" text:outline-level="3">Quilts</text:h>
      <text:h text:style-name="Heading_20_3" text:outline-level="3">Deko</text:h>
      <text:h text:style-name="Heading_20_3" text:outline-level="3">Nähausstattung</text:h>
      <text:h text:style-name="Heading_20_3" text:outline-level="3">Eigene Entwürfe</text:h>
      <text:h text:style-name="Heading_20_2" text:outline-level="2">Anziehendes</text:h>
      <text:h text:style-name="Heading_20_3" text:outline-level="3">Kleidung</text:h>
      <text:h text:style-name="Heading_20_3" text:outline-level="3">Accessoires</text:h>
      <text:h text:style-name="Heading_20_4" text:outline-level="4">Taschen</text:h>
      <text:h text:style-name="Heading_20_3" text:outline-level="3">Eigene Entwürfe</text:h>
      <text:h text:style-name="Heading_20_2" text:outline-level="2">Verspieltes</text:h>
      <text:h text:style-name="Heading_20_1" text:outline-level="1">Stricken</text:h>
      <text:h text:style-name="Heading_20_2" text:outline-level="2">Technik</text:h>
      <text:h text:style-name="Heading_20_2" text:outline-level="2">Anziehendes</text:h>
      <text:h text:style-name="Heading_20_3" text:outline-level="3">Kleidung</text:h>
      <text:h text:style-name="Heading_20_3" text:outline-level="3">Accessoires</text:h>
      <text:h text:style-name="Heading_20_4" text:outline-level="4">Tücher und Schals</text:h>
      <text:h text:style-name="Heading_20_4" text:outline-level="4">Socken</text:h>
      <text:h text:style-name="Heading_20_3" text:outline-level="3">Eigene Entwürfe</text:h>
      <text:h text:style-name="Heading_20_2" text:outline-level="2">Strickmuster</text:h>
      <text:h text:style-name="Heading_20_3" text:outline-level="3">Spitze</text:h>
      <text:h text:style-name="Heading_20_3" text:outline-level="3">Eigene Entwürfe</text:h>
      <text:h text:style-name="Heading_20_2" text:outline-level="2">Verspieltes</text:h>
      <text:h text:style-name="Heading_20_1" text:outline-level="1">Häkeln</text:h>
      <text:h text:style-name="Heading_20_2" text:outline-level="2">Technik</text:h>
      <text:h text:style-name="Heading_20_2" text:outline-level="2">Anziehendes</text:h>
      <text:h text:style-name="Heading_20_3" text:outline-level="3">Kleidung</text:h>
      <text:h text:style-name="Heading_20_3" text:outline-level="3">Accessoires</text:h>
      <text:h text:style-name="Heading_20_4" text:outline-level="4">Tücher und Schals</text:h>
      <text:h text:style-name="Heading_20_3" text:outline-level="3">Eigene Entwürfe</text:h>
      <text:h text:style-name="Heading_20_2" text:outline-level="2">Muster</text:h>
      <text:h text:style-name="Heading_20_3" text:outline-level="3">Spitze</text:h>
      <text:h text:style-name="Heading_20_3" text:outline-level="3">Eigene Entwürfe</text:h>
      <text:h text:style-name="Heading_20_2" text:outline-level="2">Verspieltes</text:h>
      <text:h text:style-name="Heading_20_1" text:outline-level="1">Nadelarbeiten</text:h>
      <text:h text:style-name="Heading_20_2" text:outline-level="2">Sticken</text:h>
      <text:h text:style-name="Heading_20_2" text:outline-level="2">Spitze</text:h>
      <text:h text:style-name="Heading_20_3" text:outline-level="3">Tatting</text:h>
      <text:h text:style-name="Heading_20_2" text:outline-level="2">Perlen</text:h>
      <text:h text:style-name="Heading_20_2" text:outline-level="2">Knüpfen</text:h>
      <text:h text:style-name="Heading_20_2" text:outline-level="2">Flechten</text:h>
      <text:h text:style-name="Heading_20_1" text:outline-level="1">Steampunk</text:h>
      <text:h text:style-name="Heading_20_2" text:outline-level="2">Anziehendes</text:h>
      <text:h text:style-name="Heading_20_3" text:outline-level="3">Accessoires</text:h>
      <text:h text:style-name="Heading_20_3" text:outline-level="3">Kleidung</text:h>
      <text:h text:style-name="Heading_20_2" text:outline-level="2">ZSE</text:h>
      <text:h text:style-name="Heading_20_2" text:outline-level="2">Basteleien</text:h>
      <text:h text:style-name="Heading_20_2" text:outline-level="2">Charaktere</text:h>
      <text:h text:style-name="Heading_20_1" text:outline-level="1">Bastlen</text:h>
      <text:h text:style-name="Heading_20_2" text:outline-level="2">Origami</text:h>
      <text:h text:style-name="Heading_20_1" text:outline-level="1">Anleitungen für Werkzeuge</text:h>
      <text:h text:style-name="Heading_20_1" text:outline-level="1">Eigene Entwürfe</text:h>
      <text:h text:style-name="Heading_20_2" text:outline-level="2">Nähen</text:h>
      <text:h text:style-name="Heading_20_3" text:outline-level="3">Anziehendes</text:h>
      <text:h text:style-name="Heading_20_3" text:outline-level="3">Patchwork</text:h>
      <text:h text:style-name="Heading_20_2" text:outline-level="2">Stricken</text:h>
      <text:h text:style-name="Heading_20_2" text:outline-level="2">Häkeln</text:h>
      <text:h text:style-name="Heading_20_2" text:outline-level="2">Nadelarbeiten</text:h>
      <text:h text:style-name="Heading_20_2" text:outline-level="2">Steampunk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